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2">
      <style:paragraph-properties fo:margin-top="0in" fo:margin-bottom="0in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Разработке плагинов Wordpress" - чтобы охватить все темы, разделы и аспекты, для разработчика, в стиле документации</text:p>
      <text:p text:style-name="Standard">ChatGPT</text:p>
      <text:p text:style-name="P1">ChatGPT</text:p>
      <text:h text:style-name="Heading_20_2" text:outline-level="2">Учебник по Разработке Плагинов WordPress</text:h>
      <text:p text:style-name="Text_20_body">Добро пожаловать в учебник по разработке плагинов WordPress! В этом учебнике мы погрузимся в мир разработки плагинов для одной из самых популярных платформ для управления контентом в сети. Мы рассмотрим все аспекты создания плагинов: от основ до продвинутых концепций и методов.</text:p>
      <text:h text:style-name="Heading_20_3" text:outline-level="3">Часть 1: Основы Разработки Плагинов WordPress</text:h>
      <text:list xml:id="list2754981864657267694" text:style-name="L1">
        <text:list-item>
          <text:p text:style-name="P9">Введение в WordPress и плагины.</text:p>
        </text:list-item>
        <text:list-item>
          <text:p text:style-name="P9">Структура плагина: файлы и каталоги.</text:p>
        </text:list-item>
        <text:list-item>
          <text:p text:style-name="P9">Создание вашего первого плагина.</text:p>
        </text:list-item>
        <text:list-item>
          <text:p text:style-name="P9">Хуки и фильтры WordPress.</text:p>
        </text:list-item>
        <text:list-item>
          <text:p text:style-name="P9">Использование функций и API WordPress.</text:p>
        </text:list-item>
        <text:list-item>
          <text:p text:style-name="P2">Работа с базой данных: работа с таблицами и запросы.</text:p>
        </text:list-item>
      </text:list>
      <text:h text:style-name="Heading_20_3" text:outline-level="3">Часть 2: Продвинутые Темы</text:h>
      <text:list xml:id="list4557916145269796851" text:style-name="L2">
        <text:list-item>
          <text:p text:style-name="P10">Создание пользовательских типов записей и таксономий.</text:p>
        </text:list-item>
        <text:list-item>
          <text:p text:style-name="P10">AJAX в WordPress.</text:p>
        </text:list-item>
        <text:list-item>
          <text:p text:style-name="P10">Создание административного интерфейса плагина.</text:p>
        </text:list-item>
        <text:list-item>
          <text:p text:style-name="P10">Локализация и интернационализация плагина.</text:p>
        </text:list-item>
        <text:list-item>
          <text:p text:style-name="P3">Безопасность плагинов: санитизация данных и защита от атак.</text:p>
        </text:list-item>
      </text:list>
      <text:h text:style-name="Heading_20_3" text:outline-level="3">Часть 3: Оптимизация и Расширение</text:h>
      <text:list xml:id="list7207606089803628914" text:style-name="L3">
        <text:list-item>
          <text:p text:style-name="P11">Оптимизация производительности плагинов.</text:p>
        </text:list-item>
        <text:list-item>
          <text:p text:style-name="P11">Работа с медиафайлами: загрузка и обработка изображений и видео.</text:p>
        </text:list-item>
        <text:list-item>
          <text:p text:style-name="P11">Интеграция с сторонними сервисами и API.</text:p>
        </text:list-item>
        <text:list-item>
          <text:p text:style-name="P11">Создание плагинов для магазинов WooCommerce.</text:p>
        </text:list-item>
        <text:list-item>
          <text:p text:style-name="P4">Работа с многоязычными сайтами.</text:p>
        </text:list-item>
      </text:list>
      <text:h text:style-name="Heading_20_3" text:outline-level="3">Часть 4: Развертывание и Обновление</text:h>
      <text:list xml:id="list8467528761635595193" text:style-name="L4">
        <text:list-item>
          <text:p text:style-name="P12">Упаковка плагина для публикации в WordPress.org.</text:p>
        </text:list-item>
        <text:list-item>
          <text:p text:style-name="P12">Управление версиями и обновлениями плагина.</text:p>
        </text:list-item>
        <text:list-item>
          <text:p text:style-name="P12">Использование систем контроля версий для разработки плагинов.</text:p>
        </text:list-item>
        <text:list-item>
          <text:p text:style-name="P5">Развертывание плагина на производственный сайт.</text:p>
        </text:list-item>
      </text:list>
      <text:h text:style-name="Heading_20_3" text:outline-level="3">Часть 5: Отладка и Тестирование</text:h>
      <text:list xml:id="list2636464456392548747" text:style-name="L5">
        <text:list-item>
          <text:p text:style-name="P13">Использование отладочных инструментов WordPress.</text:p>
        </text:list-item>
        <text:list-item>
          <text:p text:style-name="P13">Тестирование плагинов: юнит-тесты и функциональное тестирование.</text:p>
        </text:list-item>
        <text:list-item>
          <text:p text:style-name="P6">Интеграция тестирования в процесс разработки.</text:p>
        </text:list-item>
      </text:list>
      <text:h text:style-name="Heading_20_3" text:outline-level="3"><text:soft-page-break/>Часть 6: Продвинутые Техники</text:h>
      <text:list xml:id="list2390710452707544905" text:style-name="L6">
        <text:list-item>
          <text:p text:style-name="P14">Создание мультисайтовых плагинов.</text:p>
        </text:list-item>
        <text:list-item>
          <text:p text:style-name="P14">Использование REST API WordPress в плагинах.</text:p>
        </text:list-item>
        <text:list-item>
          <text:p text:style-name="P7">Создание плагинов для Gutenberg Editor.</text:p>
        </text:list-item>
      </text:list>
      <text:h text:style-name="Heading_20_3" text:outline-level="3">Часть 7: Ресурсы и Сообщество</text:h>
      <text:list xml:id="list6033406424777171671" text:style-name="L7">
        <text:list-item>
          <text:p text:style-name="P15">Стандарты кодирования и лучшие практики.</text:p>
        </text:list-item>
        <text:list-item>
          <text:p text:style-name="P15">Интеграция с сообществом WordPress: форумы, конференции, и совместные проекты.</text:p>
        </text:list-item>
        <text:list-item>
          <text:p text:style-name="P8">Ресурсы для дальнейшего обучения и развития.</text:p>
        </text:list-item>
      </text:list>
      <text:p text:style-name="Text_20_body">Надеюсь, этот учебник поможет вам стать успешным разработчиком плагинов WordPress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4-05-01T19:53:07.03</dc:date>
    <meta:document-statistic meta:table-count="0" meta:image-count="0" meta:object-count="0" meta:page-count="2" meta:paragraph-count="42" meta:word-count="297" meta:character-count="2133"/>
    <dc:creator>Dima Wide</dc:creator>
    <meta:user-defined meta:name="Info 1"/>
    <meta:user-defined meta:name="Info 2"/>
    <meta:user-defined meta:name="Info 3"/>
    <meta:user-defined meta:name="Info 4"/>
  </office:meta>
</office:document-meta>
</file>